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53in" svg:height="3.5453in" svg:x="7.1083in" svg:y="11.2626in">
            <draw:object draw:notify-on-update-of-ranges="Sheet1.E60:Sheet1.E10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59in" svg:height="3.5449in" svg:x="7.1299in" svg:y="14.8394in">
            <draw:object draw:notify-on-update-of-ranges="Sheet1.F60:Sheet1.F10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25745" calcext:value-type="float">
            <text:p>3.257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0.658295" calcext:value-type="float">
            <text:p>-0.65829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.15571" calcext:value-type="float">
            <text:p>1.1557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1.67857" calcext:value-type="float">
            <text:p>-1.678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2.19824" calcext:value-type="float">
            <text:p>-2.198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2.12571" calcext:value-type="float">
            <text:p>-2.125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4.12695" calcext:value-type="float">
            <text:p>-4.1269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-3.39121" calcext:value-type="float">
            <text:p>-3.3912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-2.66869" calcext:value-type="float">
            <text:p>-2.6686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1.83127" calcext:value-type="float">
            <text:p>-1.8312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0.707637" calcext:value-type="float">
            <text:p>-0.7076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1.37949" calcext:value-type="float">
            <text:p>-1.37949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-4.78321" calcext:value-type="float">
            <text:p>-4.7832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25029" calcext:value-type="float">
            <text:p>2.2502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3.04177" calcext:value-type="float">
            <text:p>-3.0417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-0.849127" calcext:value-type="float">
            <text:p>-0.84912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0.832094" calcext:value-type="float">
            <text:p>-0.83209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.00926" calcext:value-type="float">
            <text:p>5.0092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0.542627" calcext:value-type="float">
            <text:p>-0.542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471575" calcext:value-type="float">
            <text:p>0.47157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-0.648623" calcext:value-type="float">
            <text:p>-0.64862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-1.25652" calcext:value-type="float">
            <text:p>-1.25652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-0.375282" calcext:value-type="float">
            <text:p>-0.37528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-0.203529" calcext:value-type="float">
            <text:p>-0.20352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0.308236" calcext:value-type="float">
            <text:p>0.30823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-0.799399" calcext:value-type="float">
            <text:p>-0.799399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-1.58561" calcext:value-type="float">
            <text:p>-1.5856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-1.53646" calcext:value-type="float">
            <text:p>-1.53646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-1.30479" calcext:value-type="float">
            <text:p>-1.30479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-1.73946" calcext:value-type="float">
            <text:p>-1.73946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-0.139375" calcext:value-type="float">
            <text:p>-0.139375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-1.89233" calcext:value-type="float">
            <text:p>-1.89233</text:p>
          </table:table-cell>
          <table:table-cell office:value-type="float" office:value="109" calcext:value-type="float">
            <text:p>109</text:p>
          </table:table-cell>
          <table:table-cell table:number-columns-repeated="7"/>
          <table:table-cell office:value-type="float" office:value="-1.71174" calcext:value-type="float">
            <text:p>-1.711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-3.06452" calcext:value-type="float">
            <text:p>-3.06452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-0.319276" calcext:value-type="float">
            <text:p>-0.31927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0.751047" calcext:value-type="float">
            <text:p>0.751047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0874372" calcext:value-type="float">
            <text:p>-0.087437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-0.166758" calcext:value-type="float">
            <text:p>-0.16675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-1.66311" calcext:value-type="float">
            <text:p>-1.6631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0.192223" calcext:value-type="float">
            <text:p>-0.19222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1.66855" calcext:value-type="float">
            <text:p>-1.668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0.649644" calcext:value-type="float">
            <text:p>-0.6496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1.85553" calcext:value-type="float">
            <text:p>-1.8555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0.700352" calcext:value-type="float">
            <text:p>0.70035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0.73681" calcext:value-type="float">
            <text:p>-0.7368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1.32909" calcext:value-type="float">
            <text:p>-1.3290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2.43927" calcext:value-type="float">
            <text:p>-2.4392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0.388324" calcext:value-type="float">
            <text:p>-0.38832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1.22077" calcext:value-type="float">
            <text:p>-1.2207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1.52349" calcext:value-type="float">
            <text:p>-1.5234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1.99274" calcext:value-type="float">
            <text:p>-1.99274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office:value-type="float" office:value="-2.97095" calcext:value-type="float">
            <text:p>-2.9709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2.40043" calcext:value-type="float">
            <text:p>-2.4004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2.79673" calcext:value-type="float">
            <text:p>-2.7967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1.4181" calcext:value-type="float">
            <text:p>-1.418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1.63776" calcext:value-type="float">
            <text:p>-1.6377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1.80617" calcext:value-type="float">
            <text:p>-1.8061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1.34894" calcext:value-type="float">
            <text:p>-1.3489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-0.274161" calcext:value-type="float">
            <text:p>-0.27416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-1.36365" calcext:value-type="float">
            <text:p>-1.3636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0.149917" calcext:value-type="float">
            <text:p>0.14991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1.62167" calcext:value-type="float">
            <text:p>-1.6216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0.729303" calcext:value-type="float">
            <text:p>-0.7293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2.16845" calcext:value-type="float">
            <text:p>-2.1684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0.276771" calcext:value-type="float">
            <text:p>-0.27677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-2.19815" calcext:value-type="float">
            <text:p>-2.1981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1.9045" calcext:value-type="float">
            <text:p>-1.904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0.90354" calcext:value-type="float">
            <text:p>-0.9035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1.42219" calcext:value-type="float">
            <text:p>-1.4221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2.40435" calcext:value-type="float">
            <text:p>-2.4043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2.30616" calcext:value-type="float">
            <text:p>-2.30616</text:p>
          </table:table-cell>
          <table:table-cell office:value-type="float" office:value="108" calcext:value-type="float">
            <text:p>108</text:p>
          </table:table-cell>
          <table:table-cell table:number-columns-repeated="7"/>
          <table:table-cell office:value-type="float" office:value="-2.10739" calcext:value-type="float">
            <text:p>-2.1073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-0.693542" calcext:value-type="float">
            <text:p>-0.693542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2.61187" calcext:value-type="float">
            <text:p>-2.6118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1.00501" calcext:value-type="float">
            <text:p>-1.00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-2.08058" calcext:value-type="float">
            <text:p>-2.080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1.21107" calcext:value-type="float">
            <text:p>-1.21107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-0.104436" calcext:value-type="float">
            <text:p>-0.1044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0.690254" calcext:value-type="float">
            <text:p>-0.69025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0.155208" calcext:value-type="float">
            <text:p>-0.15520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1.23975" calcext:value-type="float">
            <text:p>-1.2397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1.0779" calcext:value-type="float">
            <text:p>-1.0779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0.760294" calcext:value-type="float">
            <text:p>-0.76029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2.50683" calcext:value-type="float">
            <text:p>-2.50683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-0.948031" calcext:value-type="float">
            <text:p>-0.94803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2.3575" calcext:value-type="float">
            <text:p>-2.357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2.74956" calcext:value-type="float">
            <text:p>-2.7495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1.90476" calcext:value-type="float">
            <text:p>-1.9047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1.76215" calcext:value-type="float">
            <text:p>-1.7621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2.69773" calcext:value-type="float">
            <text:p>-2.69773</text:p>
          </table:table-cell>
          <table:table-cell office:value-type="float" office:value="103" calcext:value-type="float">
            <text:p>103</text:p>
          </table:table-cell>
          <table:table-cell table:number-columns-repeated="7"/>
          <table:table-cell office:value-type="float" office:value="-3.40792" calcext:value-type="float">
            <text:p>-3.4079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.46062" calcext:value-type="float">
            <text:p>-2.46062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-1.53169" calcext:value-type="float">
            <text:p>-1.5316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4.71923" calcext:value-type="float">
            <text:p>-4.7192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2.43183" calcext:value-type="float">
            <text:p>-2.4318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3.12998" calcext:value-type="float">
            <text:p>-3.1299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3.29748" calcext:value-type="float">
            <text:p>-3.2974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.0547474" calcext:value-type="float">
            <text:p>0.054747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-0.260827" calcext:value-type="float">
            <text:p>-0.26082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1.63741" calcext:value-type="float">
            <text:p>-1.6374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-1.52631" calcext:value-type="float">
            <text:p>-1.5263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1.36339" calcext:value-type="float">
            <text:p>-1.3633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1.95038" calcext:value-type="float">
            <text:p>-1.9503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-2.40572" calcext:value-type="float">
            <text:p>-2.40572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2.17115" calcext:value-type="float">
            <text:p>-2.1711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0.296878" calcext:value-type="float">
            <text:p>0.2968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2.60106" calcext:value-type="float">
            <text:p>-2.6010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-2.56923" calcext:value-type="float">
            <text:p>-2.5692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1.86951" calcext:value-type="float">
            <text:p>-1.8695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-1.63107" calcext:value-type="float">
            <text:p>-1.6310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-2.58564" calcext:value-type="float">
            <text:p>-2.5856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-2.10214" calcext:value-type="float">
            <text:p>-2.1021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2.59717" calcext:value-type="float">
            <text:p>-2.5971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3.2121" calcext:value-type="float">
            <text:p>-3.212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3.33174" calcext:value-type="float">
            <text:p>-3.3317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5.55621" calcext:value-type="float">
            <text:p>-5.5562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-2.42063" calcext:value-type="float">
            <text:p>-2.4206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-0.400859" calcext:value-type="float">
            <text:p>-0.40085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0.314561" calcext:value-type="float">
            <text:p>-0.31456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1.23547" calcext:value-type="float">
            <text:p>-1.23547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-1.43243" calcext:value-type="float">
            <text:p>-1.4324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1.67461" calcext:value-type="float">
            <text:p>-1.6746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2.20095" calcext:value-type="float">
            <text:p>-2.2009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3.39193" calcext:value-type="float">
            <text:p>-3.3919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-1.69405" calcext:value-type="float">
            <text:p>-1.6940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1.60417" calcext:value-type="float">
            <text:p>-1.6041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2.42026" calcext:value-type="float">
            <text:p>-2.42026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-2.88062" calcext:value-type="float">
            <text:p>-2.88062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-4.59297" calcext:value-type="float">
            <text:p>-4.5929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-2.39142" calcext:value-type="float">
            <text:p>-2.39142</text:p>
          </table:table-cell>
          <table:table-cell office:value-type="float" office:value="87" calcext:value-type="float">
            <text:p>87</text:p>
          </table:table-cell>
          <table:table-cell table:number-columns-repeated="7"/>
          <table:table-cell office:value-type="float" office:value="-2.83245" calcext:value-type="float">
            <text:p>-2.83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-4.8624" calcext:value-type="float">
            <text:p>-4.862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2.87744" calcext:value-type="float">
            <text:p>-2.8774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-2.34184" calcext:value-type="float">
            <text:p>-2.34184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2.65133" calcext:value-type="float">
            <text:p>-2.6513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2.24841" calcext:value-type="float">
            <text:p>-2.2484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-1.88395" calcext:value-type="float">
            <text:p>-1.8839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688308" calcext:value-type="float">
            <text:p>0.68830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335128" calcext:value-type="float">
            <text:p>-0.33512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1.50347" calcext:value-type="float">
            <text:p>-1.5034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0.725056" calcext:value-type="float">
            <text:p>-0.72505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1.24395" calcext:value-type="float">
            <text:p>-1.2439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-0.561777" calcext:value-type="float">
            <text:p>-0.56177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2.20884" calcext:value-type="float">
            <text:p>-2.2088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2.94082" calcext:value-type="float">
            <text:p>-2.9408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4.00862" calcext:value-type="float">
            <text:p>-4.0086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-1.8333" calcext:value-type="float">
            <text:p>-1.833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3.14406" calcext:value-type="float">
            <text:p>-3.1440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-2.39843" calcext:value-type="float">
            <text:p>-2.3984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2.97219" calcext:value-type="float">
            <text:p>-2.97219</text:p>
          </table:table-cell>
          <table:table-cell office:value-type="float" office:value="102" calcext:value-type="float">
            <text:p>102</text:p>
          </table:table-cell>
          <table:table-cell table:number-columns-repeated="7"/>
          <table:table-cell office:value-type="float" office:value="-3.02191" calcext:value-type="float">
            <text:p>-3.0219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-1.31333" calcext:value-type="float">
            <text:p>-1.31333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-3.54888" calcext:value-type="float">
            <text:p>-3.5488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-2.28423" calcext:value-type="float">
            <text:p>-2.2842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3.32375" calcext:value-type="float">
            <text:p>-3.3237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3.39129" calcext:value-type="float">
            <text:p>-3.39129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2.95998" calcext:value-type="float">
            <text:p>-2.9599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.154836" calcext:value-type="float">
            <text:p>0.15483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0.353824" calcext:value-type="float">
            <text:p>0.35382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1.41928" calcext:value-type="float">
            <text:p>-1.4192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0.812772" calcext:value-type="float">
            <text:p>-0.812772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-1.65095" calcext:value-type="float">
            <text:p>-1.6509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2.44278" calcext:value-type="float">
            <text:p>-2.4427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1.30667" calcext:value-type="float">
            <text:p>-1.30667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2.93824" calcext:value-type="float">
            <text:p>-2.938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2.41025" calcext:value-type="float">
            <text:p>-2.4102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3.12671" calcext:value-type="float">
            <text:p>-3.1267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2.28454" calcext:value-type="float">
            <text:p>-2.2845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1.97246" calcext:value-type="float">
            <text:p>-1.9724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2.91279" calcext:value-type="float">
            <text:p>-2.91279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office:value-type="float" office:value="-2.20688" calcext:value-type="float">
            <text:p>-2.2068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-3.98003" calcext:value-type="float">
            <text:p>-3.98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-3.90258" calcext:value-type="float">
            <text:p>-3.9025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-4.65877" calcext:value-type="float">
            <text:p>-4.6587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4.16869" calcext:value-type="float">
            <text:p>-4.1686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1.99521" calcext:value-type="float">
            <text:p>-1.995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4.84476" calcext:value-type="float">
            <text:p>-4.844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1.27724" calcext:value-type="float">
            <text:p>-1.2772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0.44744" calcext:value-type="float">
            <text:p>-0.4474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-1.66455" calcext:value-type="float">
            <text:p>-1.6645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1.94819" calcext:value-type="float">
            <text:p>-1.94819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2.23261" calcext:value-type="float">
            <text:p>-2.2326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1.87446" calcext:value-type="float">
            <text:p>-1.8744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1.2179" calcext:value-type="float">
            <text:p>-1.217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-3.42009" calcext:value-type="float">
            <text:p>-3.4200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-4.05415" calcext:value-type="float">
            <text:p>-4.0541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-3.25663" calcext:value-type="float">
            <text:p>-3.2566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4.89681" calcext:value-type="float">
            <text:p>-4.8968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4.37945" calcext:value-type="float">
            <text:p>-4.37945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office:value-type="float" office:value="-3.33169" calcext:value-type="float">
            <text:p>-3.3316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3.38355" calcext:value-type="float">
            <text:p>-3.38355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-3.75016" calcext:value-type="float">
            <text:p>-3.7501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4.5063" calcext:value-type="float">
            <text:p>-4.506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-2.98746" calcext:value-type="float">
            <text:p>-2.9874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3.27637" calcext:value-type="float">
            <text:p>-3.27637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5.04376" calcext:value-type="float">
            <text:p>-5.0437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-0.270246" calcext:value-type="float">
            <text:p>-0.27024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.05742" calcext:value-type="float">
            <text:p>1.0574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0.964254" calcext:value-type="float">
            <text:p>-0.96425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1.71847" calcext:value-type="float">
            <text:p>-1.7184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1.50469" calcext:value-type="float">
            <text:p>-1.5046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0.707231" calcext:value-type="float">
            <text:p>-0.7072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2.20866" calcext:value-type="float">
            <text:p>-2.2086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2.17106" calcext:value-type="float">
            <text:p>-2.1710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-2.62191" calcext:value-type="float">
            <text:p>-2.6219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3.91754" calcext:value-type="float">
            <text:p>-3.9175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3.63226" calcext:value-type="float">
            <text:p>-3.6322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3.61942" calcext:value-type="float">
            <text:p>-3.61942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2.71186" calcext:value-type="float">
            <text:p>-2.71186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office:value-type="float" office:value="-4.19654" calcext:value-type="float">
            <text:p>-4.19654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-5.03772" calcext:value-type="float">
            <text:p>-5.0377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4.74002" calcext:value-type="float">
            <text:p>-4.74002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5.74289" calcext:value-type="float">
            <text:p>-5.742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3.85961" calcext:value-type="float">
            <text:p>-3.8596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-5.16076" calcext:value-type="float">
            <text:p>-5.16076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4.5632" calcext:value-type="float">
            <text:p>-4.563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0.946601" calcext:value-type="float">
            <text:p>-0.94660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130287" calcext:value-type="float">
            <text:p>0.130287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1.03756" calcext:value-type="float">
            <text:p>-1.0375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-1.84605" calcext:value-type="float">
            <text:p>-1.8460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1.95743" calcext:value-type="float">
            <text:p>-1.9574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1.4219" calcext:value-type="float">
            <text:p>-1.421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3.34789" calcext:value-type="float">
            <text:p>-3.3478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3.11342" calcext:value-type="float">
            <text:p>-3.1134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3.75845" calcext:value-type="float">
            <text:p>-3.7584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3.84413" calcext:value-type="float">
            <text:p>-3.8441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3.82197" calcext:value-type="float">
            <text:p>-3.821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2.68011" calcext:value-type="float">
            <text:p>-2.68011</text:p>
          </table:table-cell>
          <table:table-cell office:value-type="float" office:value="88" calcext:value-type="float">
            <text:p>88</text:p>
          </table:table-cell>
          <table:table-cell table:number-columns-repeated="7"/>
          <table:table-cell office:value-type="float" office:value="-4.14017" calcext:value-type="float">
            <text:p>-4.1401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3.98228" calcext:value-type="float">
            <text:p>-3.9822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3.7826" calcext:value-type="float">
            <text:p>-3.782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5.40446" calcext:value-type="float">
            <text:p>-5.4044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6.31314" calcext:value-type="float">
            <text:p>-6.3131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4.34213" calcext:value-type="float">
            <text:p>-4.3421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-4.24943" calcext:value-type="float">
            <text:p>-4.249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201582" calcext:value-type="float">
            <text:p>0.20158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.13435" calcext:value-type="float">
            <text:p>2.13435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-0.316787" calcext:value-type="float">
            <text:p>-0.316787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0.917145" calcext:value-type="float">
            <text:p>-0.91714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-1.90517" calcext:value-type="float">
            <text:p>-1.9051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1.27318" calcext:value-type="float">
            <text:p>-1.2731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2.34355" calcext:value-type="float">
            <text:p>-2.343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.18829" calcext:value-type="float">
            <text:p>-2.1882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-3.08236" calcext:value-type="float">
            <text:p>-3.0823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2.33396" calcext:value-type="float">
            <text:p>-2.3339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4.31483" calcext:value-type="float">
            <text:p>-4.3148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3.33912" calcext:value-type="float">
            <text:p>-3.3391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.90472" calcext:value-type="float">
            <text:p>-2.90472</text:p>
          </table:table-cell>
          <table:table-cell office:value-type="float" office:value="102" calcext:value-type="float">
            <text:p>102</text:p>
          </table:table-cell>
          <table:table-cell table:number-columns-repeated="7"/>
          <table:table-cell office:value-type="float" office:value="-5.09901" calcext:value-type="float">
            <text:p>-5.0990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-3.82581" calcext:value-type="float">
            <text:p>-3.8258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-4.90136" calcext:value-type="float">
            <text:p>-4.9013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-3.96357" calcext:value-type="float">
            <text:p>-3.96357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4.95622" calcext:value-type="float">
            <text:p>-4.95622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4.52708" calcext:value-type="float">
            <text:p>-4.5270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-5.73047" calcext:value-type="float">
            <text:p>-5.7304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0227847" calcext:value-type="float">
            <text:p>0.0227847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-1.03623" calcext:value-type="float">
            <text:p>-1.0362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.11234" calcext:value-type="float">
            <text:p>0.1123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.480333" calcext:value-type="float">
            <text:p>0.48033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0.734432" calcext:value-type="float">
            <text:p>-0.73443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3.13034" calcext:value-type="float">
            <text:p>-3.1303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3.03419" calcext:value-type="float">
            <text:p>-3.03419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0.385152" calcext:value-type="float">
            <text:p>-0.38515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1.66618" calcext:value-type="float">
            <text:p>-1.6661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3.4689" calcext:value-type="float">
            <text:p>-3.468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-3.52813" calcext:value-type="float">
            <text:p>-3.5281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2.66967" calcext:value-type="float">
            <text:p>-2.669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5.35054" calcext:value-type="float">
            <text:p>-5.35054</text:p>
          </table:table-cell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-3.7586" calcext:value-type="float">
            <text:p>-3.758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5.7776" calcext:value-type="float">
            <text:p>-5.777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4.10186" calcext:value-type="float">
            <text:p>-4.1018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3.67577" calcext:value-type="float">
            <text:p>-3.6757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-4.87176" calcext:value-type="float">
            <text:p>-4.8717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-5.21869" calcext:value-type="float">
            <text:p>-5.21869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4.93047" calcext:value-type="float">
            <text:p>-4.9304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0.504962" calcext:value-type="float">
            <text:p>-0.50496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.210191" calcext:value-type="float">
            <text:p>0.21019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0.310671" calcext:value-type="float">
            <text:p>-0.31067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1.52093" calcext:value-type="float">
            <text:p>-1.5209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2.60763" calcext:value-type="float">
            <text:p>-2.6076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1.40016" calcext:value-type="float">
            <text:p>-1.4001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2.30835" calcext:value-type="float">
            <text:p>-2.3083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2.06349" calcext:value-type="float">
            <text:p>-2.06349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3.36894" calcext:value-type="float">
            <text:p>-3.3689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3.32331" calcext:value-type="float">
            <text:p>-3.3233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2.36204" calcext:value-type="float">
            <text:p>-2.36204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-3.5715" calcext:value-type="float">
            <text:p>-3.5715</text:p>
          </table:table-cell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-4.04329" calcext:value-type="float">
            <text:p>-4.0432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-3.26685" calcext:value-type="float">
            <text:p>-3.2668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6.4529" calcext:value-type="float">
            <text:p>-6.452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3.38695" calcext:value-type="float">
            <text:p>-3.3869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4.06525" calcext:value-type="float">
            <text:p>-4.0652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3.84433" calcext:value-type="float">
            <text:p>-3.8443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3.14881" calcext:value-type="float">
            <text:p>-3.148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0.369671" calcext:value-type="float">
            <text:p>-0.36967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-0.166543" calcext:value-type="float">
            <text:p>-0.16654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1.5227" calcext:value-type="float">
            <text:p>-1.522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1.96637" calcext:value-type="float">
            <text:p>-1.9663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1.07171" calcext:value-type="float">
            <text:p>-1.0717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2.53473" calcext:value-type="float">
            <text:p>-2.5347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-0.328135" calcext:value-type="float">
            <text:p>-0.32813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.02426" calcext:value-type="float">
            <text:p>-2.0242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4.03486" calcext:value-type="float">
            <text:p>-4.0348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1.47702" calcext:value-type="float">
            <text:p>-1.4770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3.65972" calcext:value-type="float">
            <text:p>-3.6597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-4.97263" calcext:value-type="float">
            <text:p>-4.97263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-4.41271" calcext:value-type="float">
            <text:p>-4.41271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office:value-type="float" office:value="-2.86448" calcext:value-type="float">
            <text:p>-2.8644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3.4656" calcext:value-type="float">
            <text:p>-3.465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3.24884" calcext:value-type="float">
            <text:p>-3.2488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2.78637" calcext:value-type="float">
            <text:p>-2.78637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3.32383" calcext:value-type="float">
            <text:p>-3.3238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4.47771" calcext:value-type="float">
            <text:p>-4.4777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3.37001" calcext:value-type="float">
            <text:p>-3.3700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0.94986" calcext:value-type="float">
            <text:p>-0.9498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1.35843" calcext:value-type="float">
            <text:p>-1.3584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1.53948" calcext:value-type="float">
            <text:p>-1.5394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2.79795" calcext:value-type="float">
            <text:p>-2.7979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0.323647" calcext:value-type="float">
            <text:p>0.32364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2.65079" calcext:value-type="float">
            <text:p>-2.6507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1.82677" calcext:value-type="float">
            <text:p>-1.8267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3.09386" calcext:value-type="float">
            <text:p>-3.0938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1.54206" calcext:value-type="float">
            <text:p>-1.5420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2.92247" calcext:value-type="float">
            <text:p>-2.9224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4.50016" calcext:value-type="float">
            <text:p>-4.5001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-5.60103" calcext:value-type="float">
            <text:p>-5.60103</text:p>
          </table:table-cell>
          <table:table-cell office:value-type="float" office:value="87" calcext:value-type="float">
            <text:p>87</text:p>
          </table:table-cell>
          <table:table-cell table:number-columns-repeated="7"/>
          <table:table-cell office:value-type="float" office:value="-4.58467" calcext:value-type="float">
            <text:p>-4.5846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3.31249" calcext:value-type="float">
            <text:p>-3.3124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3.64815" calcext:value-type="float">
            <text:p>-3.6481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4.8077" calcext:value-type="float">
            <text:p>-4.80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3.93713" calcext:value-type="float">
            <text:p>-3.9371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4.34055" calcext:value-type="float">
            <text:p>-4.340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4.12939" calcext:value-type="float">
            <text:p>-4.1293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-0.135425" calcext:value-type="float">
            <text:p>-0.13542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-0.898625" calcext:value-type="float">
            <text:p>-0.89862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1.82488" calcext:value-type="float">
            <text:p>-1.8248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2.08906" calcext:value-type="float">
            <text:p>-2.0890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2.61525" calcext:value-type="float">
            <text:p>-2.6152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-3.05251" calcext:value-type="float">
            <text:p>-3.0525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1.62425" calcext:value-type="float">
            <text:p>-1.624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2.19559" calcext:value-type="float">
            <text:p>-2.19559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2.32404" calcext:value-type="float">
            <text:p>-2.32404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-3.8445" calcext:value-type="float">
            <text:p>-3.844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2.0926" calcext:value-type="float">
            <text:p>-2.092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2.46812" calcext:value-type="float">
            <text:p>-2.468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3.2214" calcext:value-type="float">
            <text:p>-3.2214</text:p>
          </table:table-cell>
          <table:table-cell office:value-type="float" office:value="104" calcext:value-type="float">
            <text:p>104</text:p>
          </table:table-cell>
          <table:table-cell table:number-columns-repeated="7"/>
          <table:table-cell office:value-type="float" office:value="-2.66508" calcext:value-type="float">
            <text:p>-2.6650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3.12168" calcext:value-type="float">
            <text:p>-3.121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-2.83055" calcext:value-type="float">
            <text:p>-2.8305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3.02374" calcext:value-type="float">
            <text:p>-3.02374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4.10927" calcext:value-type="float">
            <text:p>-4.1092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3.9881" calcext:value-type="float">
            <text:p>-3.988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6.82782" calcext:value-type="float">
            <text:p>-6.827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0305619" calcext:value-type="float">
            <text:p>0.030561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.03106" calcext:value-type="float">
            <text:p>0.0310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0.0531594" calcext:value-type="float">
            <text:p>-0.053159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1.27989" calcext:value-type="float">
            <text:p>-1.2798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1.80508" calcext:value-type="float">
            <text:p>-1.8050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0.492901" calcext:value-type="float">
            <text:p>-0.49290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1.88045" calcext:value-type="float">
            <text:p>-1.8804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3.87003" calcext:value-type="float">
            <text:p>-3.8700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-1.56016" calcext:value-type="float">
            <text:p>-1.5601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3.65289" calcext:value-type="float">
            <text:p>-3.6528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-2.19027" calcext:value-type="float">
            <text:p>-2.1902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4.48958" calcext:value-type="float">
            <text:p>-4.4895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4.05751" calcext:value-type="float">
            <text:p>-4.05751</text:p>
          </table:table-cell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-2.75205" calcext:value-type="float">
            <text:p>-2.7520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4.06812" calcext:value-type="float">
            <text:p>-4.0681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-3.71346" calcext:value-type="float">
            <text:p>-3.7134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3.93864" calcext:value-type="float">
            <text:p>-3.9386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4.67298" calcext:value-type="float">
            <text:p>-4.6729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-3.00081" calcext:value-type="float">
            <text:p>-3.0008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3.34293" calcext:value-type="float">
            <text:p>-3.3429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-0.839939" calcext:value-type="float">
            <text:p>-0.839939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-1.12974" calcext:value-type="float">
            <text:p>-1.129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1.50159" calcext:value-type="float">
            <text:p>-1.50159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1.54469" calcext:value-type="float">
            <text:p>-1.54469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0.799736" calcext:value-type="float">
            <text:p>-0.79973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-1.98238" calcext:value-type="float">
            <text:p>-1.9823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1.50251" calcext:value-type="float">
            <text:p>-1.5025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0.327513" calcext:value-type="float">
            <text:p>-0.32751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1.55466" calcext:value-type="float">
            <text:p>-1.55466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3.49686" calcext:value-type="float">
            <text:p>-3.4968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3.82862" calcext:value-type="float">
            <text:p>-3.8286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2.38326" calcext:value-type="float">
            <text:p>-2.383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2.57809" calcext:value-type="float">
            <text:p>-2.57809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-5.04759" calcext:value-type="float">
            <text:p>-5.0475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5.08494" calcext:value-type="float">
            <text:p>-5.0849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2.82214" calcext:value-type="float">
            <text:p>-2.8221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5.42463" calcext:value-type="float">
            <text:p>-5.4246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2.66832" calcext:value-type="float">
            <text:p>-2.6683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5.21491" calcext:value-type="float">
            <text:p>-5.2149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-3.30931" calcext:value-type="float">
            <text:p>-3.3093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523681" calcext:value-type="float">
            <text:p>0.52368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-0.859754" calcext:value-type="float">
            <text:p>-0.85975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0.114585" calcext:value-type="float">
            <text:p>-0.11458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0.417868" calcext:value-type="float">
            <text:p>0.41786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0.84252" calcext:value-type="float">
            <text:p>-0.8425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2.17998" calcext:value-type="float">
            <text:p>-2.1799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2.78643" calcext:value-type="float">
            <text:p>-2.7864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1.43913" calcext:value-type="float">
            <text:p>-1.4391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1.74412" calcext:value-type="float">
            <text:p>-1.74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2.15818" calcext:value-type="float">
            <text:p>-2.1581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2.91666" calcext:value-type="float">
            <text:p>-2.9166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2.83334" calcext:value-type="float">
            <text:p>-2.8333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2.05544" calcext:value-type="float">
            <text:p>-2.05544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-3.74291" calcext:value-type="float">
            <text:p>-3.7429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3.44444" calcext:value-type="float">
            <text:p>-3.4444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3.31761" calcext:value-type="float">
            <text:p>-3.3176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4.67677" calcext:value-type="float">
            <text:p>-4.6767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-3.44567" calcext:value-type="float">
            <text:p>-3.4456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3.6803" calcext:value-type="float">
            <text:p>-3.680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4.53669" calcext:value-type="float">
            <text:p>-4.5366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02599" calcext:value-type="float">
            <text:p>0.202599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.3783" calcext:value-type="float">
            <text:p>0.37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1.99029" calcext:value-type="float">
            <text:p>-1.9902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1.03047" calcext:value-type="float">
            <text:p>-1.0304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1.88248" calcext:value-type="float">
            <text:p>-1.8824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1.488" calcext:value-type="float">
            <text:p>-1.48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3.33759" calcext:value-type="float">
            <text:p>-3.337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1.80087" calcext:value-type="float">
            <text:p>-1.8008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-2.26361" calcext:value-type="float">
            <text:p>-2.2636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1.97665" calcext:value-type="float">
            <text:p>-1.9766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3.17835" calcext:value-type="float">
            <text:p>-3.1783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2.61083" calcext:value-type="float">
            <text:p>-2.6108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office:value-type="float" office:value="-4.02675" calcext:value-type="float">
            <text:p>-4.0267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2.44409" calcext:value-type="float">
            <text:p>-2.444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3.10857" calcext:value-type="float">
            <text:p>-3.1085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-2.83973" calcext:value-type="float">
            <text:p>-2.8397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5.78932" calcext:value-type="float">
            <text:p>-5.78932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3.27337" calcext:value-type="float">
            <text:p>-3.2733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3.86856" calcext:value-type="float">
            <text:p>-3.8685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369877" calcext:value-type="float">
            <text:p>0.369877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-1.57297" calcext:value-type="float">
            <text:p>-1.5729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.04367" calcext:value-type="float">
            <text:p>-2.0436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0.787281" calcext:value-type="float">
            <text:p>-0.78728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1.31005" calcext:value-type="float">
            <text:p>-1.3100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-2.57598" calcext:value-type="float">
            <text:p>-2.57598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3.1963" calcext:value-type="float">
            <text:p>-3.196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2.45096" calcext:value-type="float">
            <text:p>-2.450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4.56378" calcext:value-type="float">
            <text:p>-4.5637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-3.13748" calcext:value-type="float">
            <text:p>-3.1374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2.2675" calcext:value-type="float">
            <text:p>-2.267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-2.74357" calcext:value-type="float">
            <text:p>-2.743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-3.5394" calcext:value-type="float">
            <text:p>-3.5394</text:p>
          </table:table-cell>
          <table:table-cell office:value-type="float" office:value="101" calcext:value-type="float">
            <text:p>101</text:p>
          </table:table-cell>
          <table:table-cell table:number-columns-repeated="7"/>
          <table:table-cell office:value-type="float" office:value="-2.92448" calcext:value-type="float">
            <text:p>-2.9244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3.3637" calcext:value-type="float">
            <text:p>-3.363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4.62948" calcext:value-type="float">
            <text:p>-4.6294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2.38699" calcext:value-type="float">
            <text:p>-2.3869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2.58653" calcext:value-type="float">
            <text:p>-2.5865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3.43632" calcext:value-type="float">
            <text:p>-3.436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2.59957" calcext:value-type="float">
            <text:p>-2.5995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0.160448" calcext:value-type="float">
            <text:p>-0.16044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1.44092" calcext:value-type="float">
            <text:p>-1.4409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0.706914" calcext:value-type="float">
            <text:p>-0.70691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1.26731" calcext:value-type="float">
            <text:p>-1.2673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2.46357" calcext:value-type="float">
            <text:p>-2.4635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2.57545" calcext:value-type="float">
            <text:p>-2.5754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2.36894" calcext:value-type="float">
            <text:p>-2.3689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3.28362" calcext:value-type="float">
            <text:p>-3.2836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1.35742" calcext:value-type="float">
            <text:p>-1.357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.83941" calcext:value-type="float">
            <text:p>-2.8394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1.96344" calcext:value-type="float">
            <text:p>-1.9634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2.75264" calcext:value-type="float">
            <text:p>-2.75264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-3.22117" calcext:value-type="float">
            <text:p>-3.2211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5.27366" calcext:value-type="float">
            <text:p>-5.2736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-4.47638" calcext:value-type="float">
            <text:p>-4.4763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3.68033" calcext:value-type="float">
            <text:p>-3.6803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3.07771" calcext:value-type="float">
            <text:p>-3.0777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3.78517" calcext:value-type="float">
            <text:p>-3.78517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4.22085" calcext:value-type="float">
            <text:p>-4.2208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.17776" calcext:value-type="float">
            <text:p>1.1777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0.582132" calcext:value-type="float">
            <text:p>0.58213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0.039073" calcext:value-type="float">
            <text:p>-0.03907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1.13934" calcext:value-type="float">
            <text:p>-1.1393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.10435" calcext:value-type="float">
            <text:p>1.1043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0.881666" calcext:value-type="float">
            <text:p>-0.88166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3.06014" calcext:value-type="float">
            <text:p>-3.0601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1.9391" calcext:value-type="float">
            <text:p>-1.939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1.89216" calcext:value-type="float">
            <text:p>-1.8921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2.90561" calcext:value-type="float">
            <text:p>-2.9056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3.69485" calcext:value-type="float">
            <text:p>-3.6948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2.70397" calcext:value-type="float">
            <text:p>-2.70397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4.71942" calcext:value-type="float">
            <text:p>-4.71942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office:value-type="float" office:value="-3.92802" calcext:value-type="float">
            <text:p>-3.9280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3.43322" calcext:value-type="float">
            <text:p>-3.4332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4.68522" calcext:value-type="float">
            <text:p>-4.6852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2.93958" calcext:value-type="float">
            <text:p>-2.9395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4.66293" calcext:value-type="float">
            <text:p>-4.66293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-4.80547" calcext:value-type="float">
            <text:p>-4.805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5.43725" calcext:value-type="float">
            <text:p>-5.4372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-0.0872884" calcext:value-type="float">
            <text:p>-0.087288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0.376582" calcext:value-type="float">
            <text:p>0.37658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0.653755" calcext:value-type="float">
            <text:p>-0.65375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1.27312" calcext:value-type="float">
            <text:p>-1.27312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2.38043" calcext:value-type="float">
            <text:p>-2.3804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1.18516" calcext:value-type="float">
            <text:p>-1.1851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0.288716" calcext:value-type="float">
            <text:p>-0.28871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3.17341" calcext:value-type="float">
            <text:p>-3.173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2.45317" calcext:value-type="float">
            <text:p>-2.4531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2.28383" calcext:value-type="float">
            <text:p>-2.2838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-2.86578" calcext:value-type="float">
            <text:p>-2.8657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-3.23607" calcext:value-type="float">
            <text:p>-3.23607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3.57709" calcext:value-type="float">
            <text:p>-3.57709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office:value-type="float" office:value="-3.12382" calcext:value-type="float">
            <text:p>-3.1238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2.63504" calcext:value-type="float">
            <text:p>-2.6350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3.58738" calcext:value-type="float">
            <text:p>-3.5873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3.83269" calcext:value-type="float">
            <text:p>-3.83269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-4.59247" calcext:value-type="float">
            <text:p>-4.5924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-2.36549" calcext:value-type="float">
            <text:p>-2.3654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3.2542" calcext:value-type="float">
            <text:p>-3.25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10258" calcext:value-type="float">
            <text:p>0.61025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.54187" calcext:value-type="float">
            <text:p>1.5418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1.48054" calcext:value-type="float">
            <text:p>-1.4805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2.31506" calcext:value-type="float">
            <text:p>-2.3150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2.15031" calcext:value-type="float">
            <text:p>-2.1503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2.14817" calcext:value-type="float">
            <text:p>-2.148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3.76793" calcext:value-type="float">
            <text:p>-3.7679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3.24732" calcext:value-type="float">
            <text:p>-3.24732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2.68996" calcext:value-type="float">
            <text:p>-2.68996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-2.44488" calcext:value-type="float">
            <text:p>-2.4448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3.0603" calcext:value-type="float">
            <text:p>-3.060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3.17027" calcext:value-type="float">
            <text:p>-3.17027</text:p>
          </table:table-cell>
          <table:table-cell office:value-type="float" office:value="101" calcext:value-type="float">
            <text:p>101</text:p>
          </table:table-cell>
          <table:table-cell table:number-columns-repeated="7"/>
          <table:table-cell office:value-type="float" office:value="-5.48125" calcext:value-type="float">
            <text:p>-5.4812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4.87886" calcext:value-type="float">
            <text:p>-4.8788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2.94368" calcext:value-type="float">
            <text:p>-2.9436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4.46579" calcext:value-type="float">
            <text:p>-4.4657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3.32069" calcext:value-type="float">
            <text:p>-3.320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-4.8178" calcext:value-type="float">
            <text:p>-4.817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5.27156" calcext:value-type="float">
            <text:p>-5.2715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.63124" calcext:value-type="float">
            <text:p>0.6312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.46466" calcext:value-type="float">
            <text:p>1.4646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0.232003" calcext:value-type="float">
            <text:p>-0.23200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1.51214" calcext:value-type="float">
            <text:p>-1.5121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.22991" calcext:value-type="float">
            <text:p>-2.2299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1.5702" calcext:value-type="float">
            <text:p>-1.570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1.56802" calcext:value-type="float">
            <text:p>-1.56802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1.26061" calcext:value-type="float">
            <text:p>-1.2606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1.21918" calcext:value-type="float">
            <text:p>-1.2191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2.5632" calcext:value-type="float">
            <text:p>-2.563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1.47304" calcext:value-type="float">
            <text:p>-1.4730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2.67753" calcext:value-type="float">
            <text:p>-2.6775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2.63978" calcext:value-type="float">
            <text:p>-2.63978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office:value-type="float" office:value="-2.79048" calcext:value-type="float">
            <text:p>-2.7904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2.43958" calcext:value-type="float">
            <text:p>-2.4395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-3.25854" calcext:value-type="float">
            <text:p>-3.25854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-4.11588" calcext:value-type="float">
            <text:p>-4.115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2.75853" calcext:value-type="float">
            <text:p>-2.7585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4.47209" calcext:value-type="float">
            <text:p>-4.4720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3.39507" calcext:value-type="float">
            <text:p>-3.3950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0.071184" calcext:value-type="float">
            <text:p>-0.0711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351059" calcext:value-type="float">
            <text:p>-0.351059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1.09028" calcext:value-type="float">
            <text:p>-1.0902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0.0412563" calcext:value-type="float">
            <text:p>0.041256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-2.74973" calcext:value-type="float">
            <text:p>-2.7497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1.70164" calcext:value-type="float">
            <text:p>-1.7016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1.03635" calcext:value-type="float">
            <text:p>-1.0363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-1.525" calcext:value-type="float">
            <text:p>-1.52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2.96856" calcext:value-type="float">
            <text:p>-2.9685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3.1336" calcext:value-type="float">
            <text:p>-3.133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2.72633" calcext:value-type="float">
            <text:p>-2.726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2.63703" calcext:value-type="float">
            <text:p>-2.6370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office:value-type="float" office:value="-3.29501" calcext:value-type="float">
            <text:p>-3.2950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-2.81978" calcext:value-type="float">
            <text:p>-2.8197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1.24237" calcext:value-type="float">
            <text:p>-1.2423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-1.65198" calcext:value-type="float">
            <text:p>-1.6519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3.84225" calcext:value-type="float">
            <text:p>-3.8422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.05469" calcext:value-type="float">
            <text:p>-2.05469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3.44042" calcext:value-type="float">
            <text:p>-3.4404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-0.384806" calcext:value-type="float">
            <text:p>-0.38480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-1.27477" calcext:value-type="float">
            <text:p>-1.2747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1.52218" calcext:value-type="float">
            <text:p>-1.5221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0.585081" calcext:value-type="float">
            <text:p>-0.58508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0.554639" calcext:value-type="float">
            <text:p>-0.55463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0.116832" calcext:value-type="float">
            <text:p>-0.11683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1.89754" calcext:value-type="float">
            <text:p>-1.8975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-1.7751" calcext:value-type="float">
            <text:p>-1.775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2.9982" calcext:value-type="float">
            <text:p>-2.998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3.06071" calcext:value-type="float">
            <text:p>-3.0607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1.2485" calcext:value-type="float">
            <text:p>-1.248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2.61646" calcext:value-type="float">
            <text:p>-2.6164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2.24224" calcext:value-type="float">
            <text:p>-2.24224</text:p>
          </table:table-cell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-1.55229" calcext:value-type="float">
            <text:p>-1.5522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3.26845" calcext:value-type="float">
            <text:p>-3.2684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2.49093" calcext:value-type="float">
            <text:p>-2.4909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3.10247" calcext:value-type="float">
            <text:p>-3.10247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3.46764" calcext:value-type="float">
            <text:p>-3.4676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3.90329" calcext:value-type="float">
            <text:p>-3.9032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-2.33932" calcext:value-type="float">
            <text:p>-2.339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-1.27247" calcext:value-type="float">
            <text:p>-1.27247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0.0411262" calcext:value-type="float">
            <text:p>-0.041126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-0.763022" calcext:value-type="float">
            <text:p>-0.76302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0.218986" calcext:value-type="float">
            <text:p>-0.21898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1.25875" calcext:value-type="float">
            <text:p>-1.2587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0.491546" calcext:value-type="float">
            <text:p>-0.49154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2.26051" calcext:value-type="float">
            <text:p>-2.2605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2.16994" calcext:value-type="float">
            <text:p>-2.1699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-1.26801" calcext:value-type="float">
            <text:p>-1.2680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1.70219" calcext:value-type="float">
            <text:p>-1.7021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3.30636" calcext:value-type="float">
            <text:p>-3.3063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.20987" calcext:value-type="float">
            <text:p>-2.2098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1.59369" calcext:value-type="float">
            <text:p>-1.59369</text:p>
          </table:table-cell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-1.49398" calcext:value-type="float">
            <text:p>-1.4939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-1.99092" calcext:value-type="float">
            <text:p>-1.99092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5.21846" calcext:value-type="float">
            <text:p>-5.2184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3.23412" calcext:value-type="float">
            <text:p>-3.2341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-3.0183" calcext:value-type="float">
            <text:p>-3.018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4.10449" calcext:value-type="float">
            <text:p>-4.1044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3.04522" calcext:value-type="float">
            <text:p>-3.0452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-0.62608" calcext:value-type="float">
            <text:p>-0.6260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-2.01698" calcext:value-type="float">
            <text:p>-2.016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2.21883" calcext:value-type="float">
            <text:p>-2.2188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.0195222" calcext:value-type="float">
            <text:p>0.0195222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1.93481" calcext:value-type="float">
            <text:p>-1.934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-0.668696" calcext:value-type="float">
            <text:p>-0.66869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-1.10865" calcext:value-type="float">
            <text:p>-1.1086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0.767617" calcext:value-type="float">
            <text:p>-0.767617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1.94391" calcext:value-type="float">
            <text:p>-1.9439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0.282361" calcext:value-type="float">
            <text:p>-0.28236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2.19551" calcext:value-type="float">
            <text:p>-2.1955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1.50006" calcext:value-type="float">
            <text:p>-1.5000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-3.03018" calcext:value-type="float">
            <text:p>-3.03018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-1.90303" calcext:value-type="float">
            <text:p>-1.9030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2.51992" calcext:value-type="float">
            <text:p>-2.5199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0.166646" calcext:value-type="float">
            <text:p>-0.16664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2.51601" calcext:value-type="float">
            <text:p>-2.5160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-1.78939" calcext:value-type="float">
            <text:p>-1.7893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3.13744" calcext:value-type="float">
            <text:p>-3.1374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2.9408" calcext:value-type="float">
            <text:p>-2.94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0.633044" calcext:value-type="float">
            <text:p>-0.63304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-1.41956" calcext:value-type="float">
            <text:p>-1.4195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.393093" calcext:value-type="float">
            <text:p>0.39309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1.33457" calcext:value-type="float">
            <text:p>-1.3345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-0.405987" calcext:value-type="float">
            <text:p>-0.40598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1.42664" calcext:value-type="float">
            <text:p>-1.4266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-0.0941717" calcext:value-type="float">
            <text:p>-0.094171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0.699538" calcext:value-type="float">
            <text:p>-0.69953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0.829528" calcext:value-type="float">
            <text:p>-0.82952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-1.8388" calcext:value-type="float">
            <text:p>-1.838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1.15374" calcext:value-type="float">
            <text:p>-1.1537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-2.85645" calcext:value-type="float">
            <text:p>-2.8564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2.63146" calcext:value-type="float">
            <text:p>-2.63146</text:p>
          </table:table-cell>
          <table:table-cell office:value-type="float" office:value="103" calcext:value-type="float">
            <text:p>103</text:p>
          </table:table-cell>
          <table:table-cell table:number-columns-repeated="7"/>
          <table:table-cell office:value-type="float" office:value="-0.879195" calcext:value-type="float">
            <text:p>-0.8791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2.37686" calcext:value-type="float">
            <text:p>-2.3768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3.26442" calcext:value-type="float">
            <text:p>-3.2644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-1.84233" calcext:value-type="float">
            <text:p>-1.8423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3.17481" calcext:value-type="float">
            <text:p>-3.1748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1.69288" calcext:value-type="float">
            <text:p>-1.6928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3.68178" calcext:value-type="float">
            <text:p>-3.6817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0.723025" calcext:value-type="float">
            <text:p>-0.7230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1.38855" calcext:value-type="float">
            <text:p>-1.388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0.653095" calcext:value-type="float">
            <text:p>-0.65309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.306617" calcext:value-type="float">
            <text:p>0.30661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-1.9414" calcext:value-type="float">
            <text:p>-1.941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1.07076" calcext:value-type="float">
            <text:p>-1.0707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-1.98001" calcext:value-type="float">
            <text:p>-1.9800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2.10959" calcext:value-type="float">
            <text:p>-2.1095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1.62645" calcext:value-type="float">
            <text:p>-1.6264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0.684019" calcext:value-type="float">
            <text:p>-0.684019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-2.03165" calcext:value-type="float">
            <text:p>-2.0316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0.803898" calcext:value-type="float">
            <text:p>-0.803898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office:value-type="float" office:value="-0.353706" calcext:value-type="float">
            <text:p>-0.353706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0.912481" calcext:value-type="float">
            <text:p>-0.91248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1.55017" calcext:value-type="float">
            <text:p>-1.5501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-0.838449" calcext:value-type="float">
            <text:p>-0.8384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1.87888" calcext:value-type="float">
            <text:p>-1.8788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632321" calcext:value-type="float">
            <text:p>-0.63232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1.26619" calcext:value-type="float">
            <text:p>-1.266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773977" calcext:value-type="float">
            <text:p>0.773977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0.438273" calcext:value-type="float">
            <text:p>0.438273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-0.0189723" calcext:value-type="float">
            <text:p>-0.0189723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-0.829965" calcext:value-type="float">
            <text:p>-0.82996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-1.64569" calcext:value-type="float">
            <text:p>-1.64569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0.314368" calcext:value-type="float">
            <text:p>0.31436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0.913737" calcext:value-type="float">
            <text:p>-0.913737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0.332614" calcext:value-type="float">
            <text:p>0.332614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-2.49305" calcext:value-type="float">
            <text:p>-2.4930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0.74635" calcext:value-type="float">
            <text:p>-0.7463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.446067" calcext:value-type="float">
            <text:p>0.4460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-0.841105" calcext:value-type="float">
            <text:p>-0.841105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-0.790331" calcext:value-type="float">
            <text:p>-0.790331</text:p>
          </table:table-cell>
          <table:table-cell office:value-type="float" office:value="103" calcext:value-type="float">
            <text:p>103</text:p>
          </table:table-cell>
          <table:table-cell table:number-columns-repeated="7"/>
          <table:table-cell office:value-type="float" office:value="-0.863344" calcext:value-type="float">
            <text:p>-0.863344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-0.250343" calcext:value-type="float">
            <text:p>-0.25034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-0.00274299" calcext:value-type="float">
            <text:p>-0.0027429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-1.57675" calcext:value-type="float">
            <text:p>-1.5767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2.15853" calcext:value-type="float">
            <text:p>-2.1585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1.02414" calcext:value-type="float">
            <text:p>-1.0241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0.418559" calcext:value-type="float">
            <text:p>0.41855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0.14642" calcext:value-type="float">
            <text:p>-0.1464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220138" calcext:value-type="float">
            <text:p>0.22013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.07555" calcext:value-type="float">
            <text:p>1.0755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5077" calcext:value-type="float">
            <text:p>1.7507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-1.93967" calcext:value-type="float">
            <text:p>-1.9396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-4.27548" calcext:value-type="float">
            <text:p>-4.2754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-0.217259" calcext:value-type="float">
            <text:p>-0.21725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-0.396385" calcext:value-type="float">
            <text:p>-0.39638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-0.750058" calcext:value-type="float">
            <text:p>-0.75005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-0.556768" calcext:value-type="float">
            <text:p>-0.55676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-1.99474" calcext:value-type="float">
            <text:p>-1.9947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.11393" calcext:value-type="float">
            <text:p>1.11393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-1.11215" calcext:value-type="float">
            <text:p>-1.1121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.17801" calcext:value-type="float">
            <text:p>1.1780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494812" calcext:value-type="float">
            <text:p>0.49481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-2.04852" calcext:value-type="float">
            <text:p>-2.0485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.22871" calcext:value-type="float">
            <text:p>1.2287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1.69091" calcext:value-type="float">
            <text:p>-1.6909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.11896" calcext:value-type="float">
            <text:p>1.118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8.4154" calcext:value-type="float">
            <text:p>-8.415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65"/>
        </table:table-row>
        <table:table-row table:style-name="ro1">
          <table:table-cell table:number-columns-repeated="4"/>
          <table:table-cell table:formula="of:=AVERAGE([.A1];[.D1];[.G1];[.J1];[.M1];[.P1];[.S1];[.V1];[.Y1];[.AB1];[.AE1];[.AH1];[.AK1];[.AT1];[.AW1];[.AZ1];[.BC1];[.BF1];[.BI1];[.BL1])" office:value-type="float" office:value="0" calcext:value-type="float">
            <text:p>0</text:p>
          </table:table-cell>
          <table:table-cell table:formula="of:=AVERAGE([.B1];[.E1];[.H1];[.K1];[.N1];[.Q1];[.T1];[.W1];[.Z1];[.AC1];[.AF1];[.AI1];[.AL1];[.AU1];[.AX1];[.BA1];[.BD1];[.BG1];[.BJ1];[.BM1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2];[.D2];[.G2];[.J2];[.M2];[.P2];[.S2];[.V2];[.Y2];[.AB2];[.AE2];[.AH2];[.AK2];[.AT2];[.AW2];[.AZ2];[.BC2];[.BF2];[.BI2];[.BL2])" office:value-type="float" office:value="0" calcext:value-type="float">
            <text:p>0</text:p>
          </table:table-cell>
          <table:table-cell table:formula="of:=AVERAGE([.B2];[.E2];[.H2];[.K2];[.N2];[.Q2];[.T2];[.W2];[.Z2];[.AC2];[.AF2];[.AI2];[.AL2];[.AU2];[.AX2];[.BA2];[.BD2];[.BG2];[.BJ2];[.BM2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3];[.D3];[.G3];[.J3];[.M3];[.P3];[.S3];[.V3];[.Y3];[.AB3];[.AE3];[.AH3];[.AK3];[.AT3];[.AW3];[.AZ3];[.BC3];[.BF3];[.BI3];[.BL3])" office:value-type="float" office:value="0" calcext:value-type="float">
            <text:p>0</text:p>
          </table:table-cell>
          <table:table-cell table:formula="of:=AVERAGE([.B3];[.E3];[.H3];[.K3];[.N3];[.Q3];[.T3];[.W3];[.Z3];[.AC3];[.AF3];[.AI3];[.AL3];[.AU3];[.AX3];[.BA3];[.BD3];[.BG3];[.BJ3];[.BM3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4];[.D4];[.G4];[.J4];[.M4];[.P4];[.S4];[.V4];[.Y4];[.AB4];[.AE4];[.AH4];[.AK4];[.AT4];[.AW4];[.AZ4];[.BC4];[.BF4];[.BI4];[.BL4])" office:value-type="float" office:value="-0.957109" calcext:value-type="float">
            <text:p>-0.957109</text:p>
          </table:table-cell>
          <table:table-cell table:formula="of:=AVERAGE([.B4];[.E4];[.H4];[.K4];[.N4];[.Q4];[.T4];[.W4];[.Z4];[.AC4];[.AF4];[.AI4];[.AL4];[.AU4];[.AX4];[.BA4];[.BD4];[.BG4];[.BJ4];[.BM4])" office:value-type="float" office:value="13.6" calcext:value-type="float">
            <text:p>13.6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5];[.D5];[.G5];[.J5];[.M5];[.P5];[.S5];[.V5];[.Y5];[.AB5];[.AE5];[.AH5];[.AK5];[.AT5];[.AW5];[.AZ5];[.BC5];[.BF5];[.BI5];[.BL5])" office:value-type="float" office:value="-0.84816806" calcext:value-type="float">
            <text:p>-0.84816806</text:p>
          </table:table-cell>
          <table:table-cell table:formula="of:=AVERAGE([.B5];[.E5];[.H5];[.K5];[.N5];[.Q5];[.T5];[.W5];[.Z5];[.AC5];[.AF5];[.AI5];[.AL5];[.AU5];[.AX5];[.BA5];[.BD5];[.BG5];[.BJ5];[.BM5])" office:value-type="float" office:value="116.7" calcext:value-type="float">
            <text:p>116.7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6];[.D6];[.G6];[.J6];[.M6];[.P6];[.S6];[.V6];[.Y6];[.AB6];[.AE6];[.AH6];[.AK6];[.AT6];[.AW6];[.AZ6];[.BC6];[.BF6];[.BI6];[.BL6])" office:value-type="float" office:value="-1.38375845" calcext:value-type="float">
            <text:p>-1.38375845</text:p>
          </table:table-cell>
          <table:table-cell table:formula="of:=AVERAGE([.B6];[.E6];[.H6];[.K6];[.N6];[.Q6];[.T6];[.W6];[.Z6];[.AC6];[.AF6];[.AI6];[.AL6];[.AU6];[.AX6];[.BA6];[.BD6];[.BG6];[.BJ6];[.BM6])" office:value-type="float" office:value="90.7" calcext:value-type="float">
            <text:p>90.7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7];[.D7];[.G7];[.J7];[.M7];[.P7];[.S7];[.V7];[.Y7];[.AB7];[.AE7];[.AH7];[.AK7];[.AT7];[.AW7];[.AZ7];[.BC7];[.BF7];[.BI7];[.BL7])" office:value-type="float" office:value="-1.3618438" calcext:value-type="float">
            <text:p>-1.3618438</text:p>
          </table:table-cell>
          <table:table-cell table:formula="of:=AVERAGE([.B7];[.E7];[.H7];[.K7];[.N7];[.Q7];[.T7];[.W7];[.Z7];[.AC7];[.AF7];[.AI7];[.AL7];[.AU7];[.AX7];[.BA7];[.BD7];[.BG7];[.BJ7];[.BM7])" office:value-type="float" office:value="99" calcext:value-type="float">
            <text:p>99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8];[.D8];[.G8];[.J8];[.M8];[.P8];[.S8];[.V8];[.Y8];[.AB8];[.AE8];[.AH8];[.AK8];[.AT8];[.AW8];[.AZ8];[.BC8];[.BF8];[.BI8];[.BL8])" office:value-type="float" office:value="-1.99143585" calcext:value-type="float">
            <text:p>-1.99143585</text:p>
          </table:table-cell>
          <table:table-cell table:formula="of:=AVERAGE([.B8];[.E8];[.H8];[.K8];[.N8];[.Q8];[.T8];[.W8];[.Z8];[.AC8];[.AF8];[.AI8];[.AL8];[.AU8];[.AX8];[.BA8];[.BD8];[.BG8];[.BJ8];[.BM8])" office:value-type="float" office:value="92.2" calcext:value-type="float">
            <text:p>92.2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9];[.D9];[.G9];[.J9];[.M9];[.P9];[.S9];[.V9];[.Y9];[.AB9];[.AE9];[.AH9];[.AK9];[.AT9];[.AW9];[.AZ9];[.BC9];[.BF9];[.BI9];[.BL9])" office:value-type="float" office:value="-2.07200308" calcext:value-type="float">
            <text:p>-2.07200308</text:p>
          </table:table-cell>
          <table:table-cell table:formula="of:=AVERAGE([.B9];[.E9];[.H9];[.K9];[.N9];[.Q9];[.T9];[.W9];[.Z9];[.AC9];[.AF9];[.AI9];[.AL9];[.AU9];[.AX9];[.BA9];[.BD9];[.BG9];[.BJ9];[.BM9])" office:value-type="float" office:value="98.25" calcext:value-type="float">
            <text:p>98.2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10];[.D10];[.G10];[.J10];[.M10];[.P10];[.S10];[.V10];[.Y10];[.AB10];[.AE10];[.AH10];[.AK10];[.AT10];[.AW10];[.AZ10];[.BC10];[.BF10];[.BI10];[.BL10])" office:value-type="float" office:value="-2.296606" calcext:value-type="float">
            <text:p>-2.296606</text:p>
          </table:table-cell>
          <table:table-cell table:formula="of:=AVERAGE([.B10];[.E10];[.H10];[.K10];[.N10];[.Q10];[.T10];[.W10];[.Z10];[.AC10];[.AF10];[.AI10];[.AL10];[.AU10];[.AX10];[.BA10];[.BD10];[.BG10];[.BJ10];[.BM10])" office:value-type="float" office:value="96.05" calcext:value-type="float">
            <text:p>96.0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11];[.D11];[.G11];[.J11];[.M11];[.P11];[.S11];[.V11];[.Y11];[.AB11];[.AE11];[.AH11];[.AK11];[.AT11];[.AW11];[.AZ11];[.BC11];[.BF11];[.BI11];[.BL11])" office:value-type="float" office:value="-2.15153515" calcext:value-type="float">
            <text:p>-2.15153515</text:p>
          </table:table-cell>
          <table:table-cell table:formula="of:=AVERAGE([.B11];[.E11];[.H11];[.K11];[.N11];[.Q11];[.T11];[.W11];[.Z11];[.AC11];[.AF11];[.AI11];[.AL11];[.AU11];[.AX11];[.BA11];[.BD11];[.BG11];[.BJ11];[.BM11])" office:value-type="float" office:value="94.05" calcext:value-type="float">
            <text:p>94.0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12];[.D12];[.G12];[.J12];[.M12];[.P12];[.S12];[.V12];[.Y12];[.AB12];[.AE12];[.AH12];[.AK12];[.AT12];[.AW12];[.AZ12];[.BC12];[.BF12];[.BI12];[.BL12])" office:value-type="float" office:value="-2.4262851" calcext:value-type="float">
            <text:p>-2.4262851</text:p>
          </table:table-cell>
          <table:table-cell table:formula="of:=AVERAGE([.B12];[.E12];[.H12];[.K12];[.N12];[.Q12];[.T12];[.W12];[.Z12];[.AC12];[.AF12];[.AI12];[.AL12];[.AU12];[.AX12];[.BA12];[.BD12];[.BG12];[.BJ12];[.BM12])" office:value-type="float" office:value="100.95" calcext:value-type="float">
            <text:p>100.9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13];[.D13];[.G13];[.J13];[.M13];[.P13];[.S13];[.V13];[.Y13];[.AB13];[.AE13];[.AH13];[.AK13];[.AT13];[.AW13];[.AZ13];[.BC13];[.BF13];[.BI13];[.BL13])" office:value-type="float" office:value="-2.8474405" calcext:value-type="float">
            <text:p>-2.8474405</text:p>
          </table:table-cell>
          <table:table-cell table:formula="of:=AVERAGE([.B13];[.E13];[.H13];[.K13];[.N13];[.Q13];[.T13];[.W13];[.Z13];[.AC13];[.AF13];[.AI13];[.AL13];[.AU13];[.AX13];[.BA13];[.BD13];[.BG13];[.BJ13];[.BM13])" office:value-type="float" office:value="88.2" calcext:value-type="float">
            <text:p>88.2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14];[.D14];[.G14];[.J14];[.M14];[.P14];[.S14];[.V14];[.Y14];[.AB14];[.AE14];[.AH14];[.AK14];[.AT14];[.AW14];[.AZ14];[.BC14];[.BF14];[.BI14];[.BL14])" office:value-type="float" office:value="-2.91454605" calcext:value-type="float">
            <text:p>-2.91454605</text:p>
          </table:table-cell>
          <table:table-cell table:formula="of:=AVERAGE([.B14];[.E14];[.H14];[.K14];[.N14];[.Q14];[.T14];[.W14];[.Z14];[.AC14];[.AF14];[.AI14];[.AL14];[.AU14];[.AX14];[.BA14];[.BD14];[.BG14];[.BJ14];[.BM14])" office:value-type="float" office:value="100.5" calcext:value-type="float">
            <text:p>100.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15];[.D15];[.G15];[.J15];[.M15];[.P15];[.S15];[.V15];[.Y15];[.AB15];[.AE15];[.AH15];[.AK15];[.AT15];[.AW15];[.AZ15];[.BC15];[.BF15];[.BI15];[.BL15])" office:value-type="float" office:value="-2.9929717" calcext:value-type="float">
            <text:p>-2.9929717</text:p>
          </table:table-cell>
          <table:table-cell table:formula="of:=AVERAGE([.B15];[.E15];[.H15];[.K15];[.N15];[.Q15];[.T15];[.W15];[.Z15];[.AC15];[.AF15];[.AI15];[.AL15];[.AU15];[.AX15];[.BA15];[.BD15];[.BG15];[.BJ15];[.BM15])" office:value-type="float" office:value="89.25" calcext:value-type="float">
            <text:p>89.2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16];[.D16];[.G16];[.J16];[.M16];[.P16];[.S16];[.V16];[.Y16];[.AB16];[.AE16];[.AH16];[.AK16];[.AT16];[.AW16];[.AZ16];[.BC16];[.BF16];[.BI16];[.BL16])" office:value-type="float" office:value="-2.779335" calcext:value-type="float">
            <text:p>-2.779335</text:p>
          </table:table-cell>
          <table:table-cell table:formula="of:=AVERAGE([.B16];[.E16];[.H16];[.K16];[.N16];[.Q16];[.T16];[.W16];[.Z16];[.AC16];[.AF16];[.AI16];[.AL16];[.AU16];[.AX16];[.BA16];[.BD16];[.BG16];[.BJ16];[.BM16])" office:value-type="float" office:value="101.9" calcext:value-type="float">
            <text:p>101.9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17];[.D17];[.G17];[.J17];[.M17];[.P17];[.S17];[.V17];[.Y17];[.AB17];[.AE17];[.AH17];[.AK17];[.AT17];[.AW17];[.AZ17];[.BC17];[.BF17];[.BI17];[.BL17])" office:value-type="float" office:value="-2.836152815" calcext:value-type="float">
            <text:p>-2.836152815</text:p>
          </table:table-cell>
          <table:table-cell table:formula="of:=AVERAGE([.B17];[.E17];[.H17];[.K17];[.N17];[.Q17];[.T17];[.W17];[.Z17];[.AC17];[.AF17];[.AI17];[.AL17];[.AU17];[.AX17];[.BA17];[.BD17];[.BG17];[.BJ17];[.BM17])" office:value-type="float" office:value="99.4" calcext:value-type="float">
            <text:p>99.4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18];[.D18];[.G18];[.J18];[.M18];[.P18];[.S18];[.V18];[.Y18];[.AB18];[.AE18];[.AH18];[.AK18];[.AT18];[.AW18];[.AZ18];[.BC18];[.BF18];[.BI18];[.BL18])" office:value-type="float" office:value="-2.5670086" calcext:value-type="float">
            <text:p>-2.5670086</text:p>
          </table:table-cell>
          <table:table-cell table:formula="of:=AVERAGE([.B18];[.E18];[.H18];[.K18];[.N18];[.Q18];[.T18];[.W18];[.Z18];[.AC18];[.AF18];[.AI18];[.AL18];[.AU18];[.AX18];[.BA18];[.BD18];[.BG18];[.BJ18];[.BM18])" office:value-type="float" office:value="90.2" calcext:value-type="float">
            <text:p>90.2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19];[.D19];[.G19];[.J19];[.M19];[.P19];[.S19];[.V19];[.Y19];[.AB19];[.AE19];[.AH19];[.AK19];[.AT19];[.AW19];[.AZ19];[.BC19];[.BF19];[.BI19];[.BL19])" office:value-type="float" office:value="-2.60389495" calcext:value-type="float">
            <text:p>-2.60389495</text:p>
          </table:table-cell>
          <table:table-cell table:formula="of:=AVERAGE([.B19];[.E19];[.H19];[.K19];[.N19];[.Q19];[.T19];[.W19];[.Z19];[.AC19];[.AF19];[.AI19];[.AL19];[.AU19];[.AX19];[.BA19];[.BD19];[.BG19];[.BJ19];[.BM19])" office:value-type="float" office:value="101.65" calcext:value-type="float">
            <text:p>101.6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20];[.D20];[.G20];[.J20];[.M20];[.P20];[.S20];[.V20];[.Y20];[.AB20];[.AE20];[.AH20];[.AK20];[.AT20];[.AW20];[.AZ20];[.BC20];[.BF20];[.BI20];[.BL20])" office:value-type="float" office:value="-2.86096465" calcext:value-type="float">
            <text:p>-2.86096465</text:p>
          </table:table-cell>
          <table:table-cell table:formula="of:=AVERAGE([.B20];[.E20];[.H20];[.K20];[.N20];[.Q20];[.T20];[.W20];[.Z20];[.AC20];[.AF20];[.AI20];[.AL20];[.AU20];[.AX20];[.BA20];[.BD20];[.BG20];[.BJ20];[.BM20])" office:value-type="float" office:value="91" calcext:value-type="float">
            <text:p>91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21];[.D21];[.G21];[.J21];[.M21];[.P21];[.S21];[.V21];[.Y21];[.AB21];[.AE21];[.AH21];[.AK21];[.AT21];[.AW21];[.AZ21];[.BC21];[.BF21];[.BI21];[.BL21])" office:value-type="float" office:value="-2.7476245" calcext:value-type="float">
            <text:p>-2.7476245</text:p>
          </table:table-cell>
          <table:table-cell table:formula="of:=AVERAGE([.B21];[.E21];[.H21];[.K21];[.N21];[.Q21];[.T21];[.W21];[.Z21];[.AC21];[.AF21];[.AI21];[.AL21];[.AU21];[.AX21];[.BA21];[.BD21];[.BG21];[.BJ21];[.BM21])" office:value-type="float" office:value="102.55" calcext:value-type="float">
            <text:p>102.5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22];[.D22];[.G22];[.J22];[.M22];[.P22];[.S22];[.V22];[.Y22];[.AB22];[.AE22];[.AH22];[.AK22];[.AT22];[.AW22];[.AZ22];[.BC22];[.BF22];[.BI22];[.BL22])" office:value-type="float" office:value="-2.537964425" calcext:value-type="float">
            <text:p>-2.537964425</text:p>
          </table:table-cell>
          <table:table-cell table:formula="of:=AVERAGE([.B22];[.E22];[.H22];[.K22];[.N22];[.Q22];[.T22];[.W22];[.Z22];[.AC22];[.AF22];[.AI22];[.AL22];[.AU22];[.AX22];[.BA22];[.BD22];[.BG22];[.BJ22];[.BM22])" office:value-type="float" office:value="95.1" calcext:value-type="float">
            <text:p>95.1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23];[.D23];[.G23];[.J23];[.M23];[.P23];[.S23];[.V23];[.Y23];[.AB23];[.AE23];[.AH23];[.AK23];[.AT23];[.AW23];[.AZ23];[.BC23];[.BF23];[.BI23];[.BL23])" office:value-type="float" office:value="-2.6520714" calcext:value-type="float">
            <text:p>-2.6520714</text:p>
          </table:table-cell>
          <table:table-cell table:formula="of:=AVERAGE([.B23];[.E23];[.H23];[.K23];[.N23];[.Q23];[.T23];[.W23];[.Z23];[.AC23];[.AF23];[.AI23];[.AL23];[.AU23];[.AX23];[.BA23];[.BD23];[.BG23];[.BJ23];[.BM23])" office:value-type="float" office:value="96.85" calcext:value-type="float">
            <text:p>96.8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24];[.D24];[.G24];[.J24];[.M24];[.P24];[.S24];[.V24];[.Y24];[.AB24];[.AE24];[.AH24];[.AK24];[.AT24];[.AW24];[.AZ24];[.BC24];[.BF24];[.BI24];[.BL24])" office:value-type="float" office:value="-2.291649" calcext:value-type="float">
            <text:p>-2.291649</text:p>
          </table:table-cell>
          <table:table-cell table:formula="of:=AVERAGE([.B24];[.E24];[.H24];[.K24];[.N24];[.Q24];[.T24];[.W24];[.Z24];[.AC24];[.AF24];[.AI24];[.AL24];[.AU24];[.AX24];[.BA24];[.BD24];[.BG24];[.BJ24];[.BM24])" office:value-type="float" office:value="98.35" calcext:value-type="float">
            <text:p>98.3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25];[.D25];[.G25];[.J25];[.M25];[.P25];[.S25];[.V25];[.Y25];[.AB25];[.AE25];[.AH25];[.AK25];[.AT25];[.AW25];[.AZ25];[.BC25];[.BF25];[.BI25];[.BL25])" office:value-type="float" office:value="-2.31643155" calcext:value-type="float">
            <text:p>-2.31643155</text:p>
          </table:table-cell>
          <table:table-cell table:formula="of:=AVERAGE([.B25];[.E25];[.H25];[.K25];[.N25];[.Q25];[.T25];[.W25];[.Z25];[.AC25];[.AF25];[.AI25];[.AL25];[.AU25];[.AX25];[.BA25];[.BD25];[.BG25];[.BJ25];[.BM25])" office:value-type="float" office:value="92" calcext:value-type="float">
            <text:p>92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26];[.D26];[.G26];[.J26];[.M26];[.P26];[.S26];[.V26];[.Y26];[.AB26];[.AE26];[.AH26];[.AK26];[.AT26];[.AW26];[.AZ26];[.BC26];[.BF26];[.BI26];[.BL26])" office:value-type="float" office:value="-2.5873067" calcext:value-type="float">
            <text:p>-2.5873067</text:p>
          </table:table-cell>
          <table:table-cell table:formula="of:=AVERAGE([.B26];[.E26];[.H26];[.K26];[.N26];[.Q26];[.T26];[.W26];[.Z26];[.AC26];[.AF26];[.AI26];[.AL26];[.AU26];[.AX26];[.BA26];[.BD26];[.BG26];[.BJ26];[.BM26])" office:value-type="float" office:value="100.7" calcext:value-type="float">
            <text:p>100.7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27];[.D27];[.G27];[.J27];[.M27];[.P27];[.S27];[.V27];[.Y27];[.AB27];[.AE27];[.AH27];[.AK27];[.AT27];[.AW27];[.AZ27];[.BC27];[.BF27];[.BI27];[.BL27])" office:value-type="float" office:value="-2.5457676" calcext:value-type="float">
            <text:p>-2.5457676</text:p>
          </table:table-cell>
          <table:table-cell table:formula="of:=AVERAGE([.B27];[.E27];[.H27];[.K27];[.N27];[.Q27];[.T27];[.W27];[.Z27];[.AC27];[.AF27];[.AI27];[.AL27];[.AU27];[.AX27];[.BA27];[.BD27];[.BG27];[.BJ27];[.BM27])" office:value-type="float" office:value="90.4" calcext:value-type="float">
            <text:p>90.4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28];[.D28];[.G28];[.J28];[.M28];[.P28];[.S28];[.V28];[.Y28];[.AB28];[.AE28];[.AH28];[.AK28];[.AT28];[.AW28];[.AZ28];[.BC28];[.BF28];[.BI28];[.BL28])" office:value-type="float" office:value="-2.50013885" calcext:value-type="float">
            <text:p>-2.50013885</text:p>
          </table:table-cell>
          <table:table-cell table:formula="of:=AVERAGE([.B28];[.E28];[.H28];[.K28];[.N28];[.Q28];[.T28];[.W28];[.Z28];[.AC28];[.AF28];[.AI28];[.AL28];[.AU28];[.AX28];[.BA28];[.BD28];[.BG28];[.BJ28];[.BM28])" office:value-type="float" office:value="100.2" calcext:value-type="float">
            <text:p>100.2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29];[.D29];[.G29];[.J29];[.M29];[.P29];[.S29];[.V29];[.Y29];[.AB29];[.AE29];[.AH29];[.AK29];[.AT29];[.AW29];[.AZ29];[.BC29];[.BF29];[.BI29];[.BL29])" office:value-type="float" office:value="-2.32361637" calcext:value-type="float">
            <text:p>-2.32361637</text:p>
          </table:table-cell>
          <table:table-cell table:formula="of:=AVERAGE([.B29];[.E29];[.H29];[.K29];[.N29];[.Q29];[.T29];[.W29];[.Z29];[.AC29];[.AF29];[.AI29];[.AL29];[.AU29];[.AX29];[.BA29];[.BD29];[.BG29];[.BJ29];[.BM29])" office:value-type="float" office:value="98.8" calcext:value-type="float">
            <text:p>98.8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30];[.D30];[.G30];[.J30];[.M30];[.P30];[.S30];[.V30];[.Y30];[.AB30];[.AE30];[.AH30];[.AK30];[.AT30];[.AW30];[.AZ30];[.BC30];[.BF30];[.BI30];[.BL30])" office:value-type="float" office:value="-2.7751121" calcext:value-type="float">
            <text:p>-2.7751121</text:p>
          </table:table-cell>
          <table:table-cell table:formula="of:=AVERAGE([.B30];[.E30];[.H30];[.K30];[.N30];[.Q30];[.T30];[.W30];[.Z30];[.AC30];[.AF30];[.AI30];[.AL30];[.AU30];[.AX30];[.BA30];[.BD30];[.BG30];[.BJ30];[.BM30])" office:value-type="float" office:value="93.15" calcext:value-type="float">
            <text:p>93.1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31];[.D31];[.G31];[.J31];[.M31];[.P31];[.S31];[.V31];[.Y31];[.AB31];[.AE31];[.AH31];[.AK31];[.AT31];[.AW31];[.AZ31];[.BC31];[.BF31];[.BI31];[.BL31])" office:value-type="float" office:value="-2.00399415" calcext:value-type="float">
            <text:p>-2.00399415</text:p>
          </table:table-cell>
          <table:table-cell table:formula="of:=AVERAGE([.B31];[.E31];[.H31];[.K31];[.N31];[.Q31];[.T31];[.W31];[.Z31];[.AC31];[.AF31];[.AI31];[.AL31];[.AU31];[.AX31];[.BA31];[.BD31];[.BG31];[.BJ31];[.BM31])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32];[.D32];[.G32];[.J32];[.M32];[.P32];[.S32];[.V32];[.Y32];[.AB32];[.AE32];[.AH32];[.AK32];[.AT32];[.AW32];[.AZ32];[.BC32];[.BF32];[.BI32];[.BL32])" office:value-type="float" office:value="-1.914800335" calcext:value-type="float">
            <text:p>-1.914800335</text:p>
          </table:table-cell>
          <table:table-cell table:formula="of:=AVERAGE([.B32];[.E32];[.H32];[.K32];[.N32];[.Q32];[.T32];[.W32];[.Z32];[.AC32];[.AF32];[.AI32];[.AL32];[.AU32];[.AX32];[.BA32];[.BD32];[.BG32];[.BJ32];[.BM32])" office:value-type="float" office:value="95.85" calcext:value-type="float">
            <text:p>95.8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33];[.D33];[.G33];[.J33];[.M33];[.P33];[.S33];[.V33];[.Y33];[.AB33];[.AE33];[.AH33];[.AK33];[.AT33];[.AW33];[.AZ33];[.BC33];[.BF33];[.BI33];[.BL33])" office:value-type="float" office:value="-2.0200724" calcext:value-type="float">
            <text:p>-2.0200724</text:p>
          </table:table-cell>
          <table:table-cell table:formula="of:=AVERAGE([.B33];[.E33];[.H33];[.K33];[.N33];[.Q33];[.T33];[.W33];[.Z33];[.AC33];[.AF33];[.AI33];[.AL33];[.AU33];[.AX33];[.BA33];[.BD33];[.BG33];[.BJ33];[.BM33])" office:value-type="float" office:value="98.65" calcext:value-type="float">
            <text:p>98.6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34];[.D34];[.G34];[.J34];[.M34];[.P34];[.S34];[.V34];[.Y34];[.AB34];[.AE34];[.AH34];[.AK34];[.AT34];[.AW34];[.AZ34];[.BC34];[.BF34];[.BI34];[.BL34])" office:value-type="float" office:value="-2.03309801" calcext:value-type="float">
            <text:p>-2.03309801</text:p>
          </table:table-cell>
          <table:table-cell table:formula="of:=AVERAGE([.B34];[.E34];[.H34];[.K34];[.N34];[.Q34];[.T34];[.W34];[.Z34];[.AC34];[.AF34];[.AI34];[.AL34];[.AU34];[.AX34];[.BA34];[.BD34];[.BG34];[.BJ34];[.BM34])" office:value-type="float" office:value="99.35" calcext:value-type="float">
            <text:p>99.3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35];[.D35];[.G35];[.J35];[.M35];[.P35];[.S35];[.V35];[.Y35];[.AB35];[.AE35];[.AH35];[.AK35];[.AT35];[.AW35];[.AZ35];[.BC35];[.BF35];[.BI35];[.BL35])" office:value-type="float" office:value="-1.66236989" calcext:value-type="float">
            <text:p>-1.66236989</text:p>
          </table:table-cell>
          <table:table-cell table:formula="of:=AVERAGE([.B35];[.E35];[.H35];[.K35];[.N35];[.Q35];[.T35];[.W35];[.Z35];[.AC35];[.AF35];[.AI35];[.AL35];[.AU35];[.AX35];[.BA35];[.BD35];[.BG35];[.BJ35];[.BM35])" office:value-type="float" office:value="92.95" calcext:value-type="float">
            <text:p>92.9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36];[.D36];[.G36];[.J36];[.M36];[.P36];[.S36];[.V36];[.Y36];[.AB36];[.AE36];[.AH36];[.AK36];[.AT36];[.AW36];[.AZ36];[.BC36];[.BF36];[.BI36];[.BL36])" office:value-type="float" office:value="-1.592133535" calcext:value-type="float">
            <text:p>-1.592133535</text:p>
          </table:table-cell>
          <table:table-cell table:formula="of:=AVERAGE([.B36];[.E36];[.H36];[.K36];[.N36];[.Q36];[.T36];[.W36];[.Z36];[.AC36];[.AF36];[.AI36];[.AL36];[.AU36];[.AX36];[.BA36];[.BD36];[.BG36];[.BJ36];[.BM36])" office:value-type="float" office:value="101.75" calcext:value-type="float">
            <text:p>101.7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37];[.D37];[.G37];[.J37];[.M37];[.P37];[.S37];[.V37];[.Y37];[.AB37];[.AE37];[.AH37];[.AK37];[.AT37];[.AW37];[.AZ37];[.BC37];[.BF37];[.BI37];[.BL37])" office:value-type="float" office:value="-1.10690135" calcext:value-type="float">
            <text:p>-1.10690135</text:p>
          </table:table-cell>
          <table:table-cell table:formula="of:=AVERAGE([.B37];[.E37];[.H37];[.K37];[.N37];[.Q37];[.T37];[.W37];[.Z37];[.AC37];[.AF37];[.AI37];[.AL37];[.AU37];[.AX37];[.BA37];[.BD37];[.BG37];[.BJ37];[.BM37])" office:value-type="float" office:value="93.1" calcext:value-type="float">
            <text:p>93.1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38];[.D38];[.G38];[.J38];[.M38];[.P38];[.S38];[.V38];[.Y38];[.AB38];[.AE38];[.AH38];[.AK38];[.AT38];[.AW38];[.AZ38];[.BC38];[.BF38];[.BI38];[.BL38])" office:value-type="float" office:value="-0.5715596145" calcext:value-type="float">
            <text:p>-0.5715596145</text:p>
          </table:table-cell>
          <table:table-cell table:formula="of:=AVERAGE([.B38];[.E38];[.H38];[.K38];[.N38];[.Q38];[.T38];[.W38];[.Z38];[.AC38];[.AF38];[.AI38];[.AL38];[.AU38];[.AX38];[.BA38];[.BD38];[.BG38];[.BJ38];[.BM38])" office:value-type="float" office:value="110.9" calcext:value-type="float">
            <text:p>110.9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39];[.D39];[.G39];[.J39];[.M39];[.P39];[.S39];[.V39];[.Y39];[.AB39];[.AE39];[.AH39];[.AK39];[.AT39];[.AW39];[.AZ39];[.BC39];[.BF39];[.BI39];[.BL39])" office:value-type="float" office:value="-0.347374" calcext:value-type="float">
            <text:p>-0.347374</text:p>
          </table:table-cell>
          <table:table-cell table:formula="of:=AVERAGE([.B39];[.E39];[.H39];[.K39];[.N39];[.Q39];[.T39];[.W39];[.Z39];[.AC39];[.AF39];[.AI39];[.AL39];[.AU39];[.AX39];[.BA39];[.BD39];[.BG39];[.BJ39];[.BM39])" office:value-type="float" office:value="32.75" calcext:value-type="float">
            <text:p>32.7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40];[.D40];[.G40];[.J40];[.M40];[.P40];[.S40];[.V40];[.Y40];[.AB40];[.AE40];[.AH40];[.AK40];[.AT40];[.AW40];[.AZ40];[.BC40];[.BF40];[.BI40];[.BL40])" office:value-type="float" office:value="0" calcext:value-type="float">
            <text:p>0</text:p>
          </table:table-cell>
          <table:table-cell table:formula="of:=AVERAGE([.B40];[.E40];[.H40];[.K40];[.N40];[.Q40];[.T40];[.W40];[.Z40];[.AC40];[.AF40];[.AI40];[.AL40];[.AU40];[.AX40];[.BA40];[.BD40];[.BG40];[.BJ40];[.BM40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41];[.D41];[.G41];[.J41];[.M41];[.P41];[.S41];[.V41];[.Y41];[.AB41];[.AE41];[.AH41];[.AK41];[.AT41];[.AW41];[.AZ41];[.BC41];[.BF41];[.BI41];[.BL41])" office:value-type="float" office:value="0" calcext:value-type="float">
            <text:p>0</text:p>
          </table:table-cell>
          <table:table-cell table:formula="of:=AVERAGE([.B41];[.E41];[.H41];[.K41];[.N41];[.Q41];[.T41];[.W41];[.Z41];[.AC41];[.AF41];[.AI41];[.AL41];[.AU41];[.AX41];[.BA41];[.BD41];[.BG41];[.BJ41];[.BM41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42];[.D42];[.G42];[.J42];[.M42];[.P42];[.S42];[.V42];[.Y42];[.AB42];[.AE42];[.AH42];[.AK42];[.AT42];[.AW42];[.AZ42];[.BC42];[.BF42];[.BI42];[.BL42])" office:value-type="float" office:value="0" calcext:value-type="float">
            <text:p>0</text:p>
          </table:table-cell>
          <table:table-cell table:formula="of:=AVERAGE([.B42];[.E42];[.H42];[.K42];[.N42];[.Q42];[.T42];[.W42];[.Z42];[.AC42];[.AF42];[.AI42];[.AL42];[.AU42];[.AX42];[.BA42];[.BD42];[.BG42];[.BJ42];[.BM42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43];[.D43];[.G43];[.J43];[.M43];[.P43];[.S43];[.V43];[.Y43];[.AB43];[.AE43];[.AH43];[.AK43];[.AT43];[.AW43];[.AZ43];[.BC43];[.BF43];[.BI43];[.BL43])" office:value-type="float" office:value="-0.42077" calcext:value-type="float">
            <text:p>-0.42077</text:p>
          </table:table-cell>
          <table:table-cell table:formula="of:=AVERAGE([.B43];[.E43];[.H43];[.K43];[.N43];[.Q43];[.T43];[.W43];[.Z43];[.AC43];[.AF43];[.AI43];[.AL43];[.AU43];[.AX43];[.BA43];[.BD43];[.BG43];[.BJ43];[.BM43])" office:value-type="float" office:value="0.05" calcext:value-type="float">
            <text:p>0.05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44];[.D44];[.G44];[.J44];[.M44];[.P44];[.S44];[.V44];[.Y44];[.AB44];[.AE44];[.AH44];[.AK44];[.AT44];[.AW44];[.AZ44];[.BC44];[.BF44];[.BI44];[.BL44])" office:value-type="float" office:value="0" calcext:value-type="float">
            <text:p>0</text:p>
          </table:table-cell>
          <table:table-cell table:formula="of:=AVERAGE([.B44];[.E44];[.H44];[.K44];[.N44];[.Q44];[.T44];[.W44];[.Z44];[.AC44];[.AF44];[.AI44];[.AL44];[.AU44];[.AX44];[.BA44];[.BD44];[.BG44];[.BJ44];[.BM44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45];[.D45];[.G45];[.J45];[.M45];[.P45];[.S45];[.V45];[.Y45];[.AB45];[.AE45];[.AH45];[.AK45];[.AT45];[.AW45];[.AZ45];[.BC45];[.BF45];[.BI45];[.BL45])" office:value-type="float" office:value="0" calcext:value-type="float">
            <text:p>0</text:p>
          </table:table-cell>
          <table:table-cell table:formula="of:=AVERAGE([.B45];[.E45];[.H45];[.K45];[.N45];[.Q45];[.T45];[.W45];[.Z45];[.AC45];[.AF45];[.AI45];[.AL45];[.AU45];[.AX45];[.BA45];[.BD45];[.BG45];[.BJ45];[.BM45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46];[.D46];[.G46];[.J46];[.M46];[.P46];[.S46];[.V46];[.Y46];[.AB46];[.AE46];[.AH46];[.AK46];[.AT46];[.AW46];[.AZ46];[.BC46];[.BF46];[.BI46];[.BL46])" office:value-type="float" office:value="0" calcext:value-type="float">
            <text:p>0</text:p>
          </table:table-cell>
          <table:table-cell table:formula="of:=AVERAGE([.B46];[.E46];[.H46];[.K46];[.N46];[.Q46];[.T46];[.W46];[.Z46];[.AC46];[.AF46];[.AI46];[.AL46];[.AU46];[.AX46];[.BA46];[.BD46];[.BG46];[.BJ46];[.BM46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47];[.D47];[.G47];[.J47];[.M47];[.P47];[.S47];[.V47];[.Y47];[.AB47];[.AE47];[.AH47];[.AK47];[.AT47];[.AW47];[.AZ47];[.BC47];[.BF47];[.BI47];[.BL47])" office:value-type="float" office:value="0" calcext:value-type="float">
            <text:p>0</text:p>
          </table:table-cell>
          <table:table-cell table:formula="of:=AVERAGE([.B47];[.E47];[.H47];[.K47];[.N47];[.Q47];[.T47];[.W47];[.Z47];[.AC47];[.AF47];[.AI47];[.AL47];[.AU47];[.AX47];[.BA47];[.BD47];[.BG47];[.BJ47];[.BM47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48];[.D48];[.G48];[.J48];[.M48];[.P48];[.S48];[.V48];[.Y48];[.AB48];[.AE48];[.AH48];[.AK48];[.AT48];[.AW48];[.AZ48];[.BC48];[.BF48];[.BI48];[.BL48])" office:value-type="float" office:value="0" calcext:value-type="float">
            <text:p>0</text:p>
          </table:table-cell>
          <table:table-cell table:formula="of:=AVERAGE([.B48];[.E48];[.H48];[.K48];[.N48];[.Q48];[.T48];[.W48];[.Z48];[.AC48];[.AF48];[.AI48];[.AL48];[.AU48];[.AX48];[.BA48];[.BD48];[.BG48];[.BJ48];[.BM48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49];[.D49];[.G49];[.J49];[.M49];[.P49];[.S49];[.V49];[.Y49];[.AB49];[.AE49];[.AH49];[.AK49];[.AT49];[.AW49];[.AZ49];[.BC49];[.BF49];[.BI49];[.BL49])" office:value-type="float" office:value="0" calcext:value-type="float">
            <text:p>0</text:p>
          </table:table-cell>
          <table:table-cell table:formula="of:=AVERAGE([.B49];[.E49];[.H49];[.K49];[.N49];[.Q49];[.T49];[.W49];[.Z49];[.AC49];[.AF49];[.AI49];[.AL49];[.AU49];[.AX49];[.BA49];[.BD49];[.BG49];[.BJ49];[.BM49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AVERAGE([.A50];[.D50];[.G50];[.J50];[.M50];[.P50];[.S50];[.V50];[.Y50];[.AB50];[.AE50];[.AH50];[.AK50];[.AT50];[.AW50];[.AZ50];[.BC50];[.BF50];[.BI50];[.BL50])" office:value-type="float" office:value="0" calcext:value-type="float">
            <text:p>0</text:p>
          </table:table-cell>
          <table:table-cell table:formula="of:=AVERAGE([.B50];[.E50];[.H50];[.K50];[.N50];[.Q50];[.T50];[.W50];[.Z50];[.AC50];[.AF50];[.AI50];[.AL50];[.AU50];[.AX50];[.BA50];[.BD50];[.BG50];[.BJ50];[.BM50])" office:value-type="float" office:value="0" calcext:value-type="float">
            <text:p>0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1T22:11:13.330034380</dc:date>
    <meta:generator>LibreOffice/4.2.7.2$Linux_X86_64 LibreOffice_project/420m0$Build-2</meta:generator>
    <meta:editing-duration>PT43S</meta:editing-duration>
    <meta:editing-cycles>2</meta:editing-cycles>
    <meta:document-statistic meta:table-count="1" meta:cell-count="21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title svg:x="7.131cm" svg:y="0.316cm" chart:style-name="ch2">
          <text:p>Velocity</text:p>
        </chart:title>
        <chart:plot-area chart:style-name="ch3" table:cell-range-address="Sheet1.E60:Sheet1.E109" svg:x="0.319cm" svg:y="1.301cm" svg:width="15.353cm" svg:height="7.525cm">
          <chartooo:coordinate-region svg:x="1.152cm" svg:y="1.5cm" svg:width="14.334cm" svg:height="7.1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60:Sheet1.E109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60:Sheet1.E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57109">
                <text:p>-0.957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4816806">
                <text:p>-0.84816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38375845">
                <text:p>-1.38375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3618438">
                <text:p>-1.3618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99143585">
                <text:p>-1.99143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07200308">
                <text:p>-2.07200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296606">
                <text:p>-2.296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15153515">
                <text:p>-2.15153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4262851">
                <text:p>-2.42628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8474405">
                <text:p>-2.8474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91454605">
                <text:p>-2.91454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9929717">
                <text:p>-2.9929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779335">
                <text:p>-2.7793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836152815">
                <text:p>-2.836152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5670086">
                <text:p>-2.5670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60389495">
                <text:p>-2.60389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86096465">
                <text:p>-2.86096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7476245">
                <text:p>-2.74762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537964425">
                <text:p>-2.5379644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6520714">
                <text:p>-2.6520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291649">
                <text:p>-2.2916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31643155">
                <text:p>-2.31643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873067">
                <text:p>-2.58730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5457676">
                <text:p>-2.5457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50013885">
                <text:p>-2.500138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2361637">
                <text:p>-2.323616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7751121">
                <text:p>-2.7751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399415">
                <text:p>-2.00399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14800335">
                <text:p>-1.9148003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0200724">
                <text:p>-2.02007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03309801">
                <text:p>-2.03309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6236989">
                <text:p>-1.662369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92133535">
                <text:p>-1.5921335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10690135">
                <text:p>-1.10690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5715596145">
                <text:p>-0.5715596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47374">
                <text:p>-0.3473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42077">
                <text:p>-0.420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line" chart:style-name="ch1">
        <chart:legend chart:legend-position="end" svg:x="13.192cm" svg:y="4.203cm" style:legend-expansion="high" chart:style-name="ch2"/>
        <chart:plot-area chart:style-name="ch3" table:cell-range-address="Sheet1.F60:Sheet1.F109" svg:x="0.32cm" svg:y="0.18cm" svg:width="12.552cm" svg:height="8.645cm">
          <chartooo:coordinate-region svg:x="1.127cm" svg:y="0.379cm" svg:width="11.559cm" svg:height="7.4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60:Sheet1.F109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60:Sheet1.F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.05">
                <text:p>96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.05">
                <text:p>94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95">
                <text:p>100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25">
                <text:p>89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65">
                <text:p>101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.55">
                <text:p>102.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.85">
                <text:p>96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.35">
                <text:p>98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.7">
                <text:p>100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.15">
                <text:p>93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.85">
                <text:p>95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.65">
                <text:p>98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35">
                <text:p>99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.95">
                <text:p>92.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.75">
                <text:p>101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